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-Bold" svg:font-family="Inter-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top="0in" fo:margin-bottom="0in" style:line-height-at-least="0.5in" fo:background-color="#F5F5F5"/>
    </style:style>
    <style:style style:name="T2" style:parent-style-name="DefaultParagraphFont" style:family="text">
      <style:text-properties fo:font-weight="normal" style:font-weight-asian="normal" style:font-weight-complex="normal" fo:font-size="11pt" style:font-size-asian="11pt" style:font-size-complex="11pt"/>
    </style:style>
    <style:style style:name="T3" style:parent-style-name="DefaultParagraphFont" style:family="text">
      <style:text-properties style:font-name="Inter-Bold" fo:font-weight="normal" style:font-weight-asian="normal" style:font-weight-complex="normal" fo:color="#271A38" fo:font-size="11pt" style:font-size-asian="11pt" style:font-size-complex="11pt"/>
    </style:style>
  </office:automatic-styles>
  <office:body>
    <office:text text:use-soft-page-breaks="true">
      <text:h text:style-name="P1" text:outline-level="1"><text:span text:style-name="T2">Lien GitHub projet3 <text:s/></text:span><text:span text:style-name="T3">Dynamisez une page web avec des animations CSS</text:span></text:h>
      <text:p text:style-name="Normal"/>
      <text:p text:style-name="Normal"/>
      <text:p text:style-name="Normal">https://github.com/comline33/openclassrooms-project-3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-Bold" svg:font-family="Inter-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 Repair</meta:initial-creator>
    <dc:creator>Micro Repair</dc:creator>
    <meta:creation-date>2023-10-31T21:03:00Z</meta:creation-date>
    <dc:date>2023-10-31T21:05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9" meta:character-count="127" meta:row-count="1" meta:non-whitespace-character-count="109"/>
  </office:meta>
</office:document-meta>
</file>